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cs" fo:country="CZ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Text_20_body">
      <style:text-properties officeooo:rsid="001be9ae" officeooo:paragraph-rsid="001be9ae"/>
    </style:style>
    <style:style style:name="P4" style:family="paragraph" style:parent-style-name="Text_20_body">
      <style:text-properties officeooo:rsid="001eace0" officeooo:paragraph-rsid="001eace0"/>
    </style:style>
    <style:style style:name="P5" style:family="paragraph" style:parent-style-name="Text_20_body">
      <style:text-properties officeooo:rsid="001f13c8" officeooo:paragraph-rsid="001f13c8"/>
    </style:style>
    <style:style style:name="P6" style:family="paragraph" style:parent-style-name="Text_20_body">
      <style:text-properties officeooo:rsid="001f3c9f" officeooo:paragraph-rsid="001f3c9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eace0" officeooo:paragraph-rsid="001eace0"/>
    </style:style>
    <style:style style:name="P8" style:family="paragraph" style:parent-style-name="Standard">
      <style:text-properties fo:language="cs" fo:country="CZ"/>
    </style:style>
    <style:style style:name="P9" style:family="paragraph" style:parent-style-name="Heading_20_2">
      <style:text-properties officeooo:rsid="001be9ae" officeooo:paragraph-rsid="001be9ae"/>
    </style:style>
    <style:style style:name="P10" style:family="paragraph" style:parent-style-name="Heading_20_2">
      <style:text-properties officeooo:paragraph-rsid="001d0d4d"/>
    </style:style>
    <style:style style:name="P11" style:family="paragraph" style:parent-style-name="Footnote">
      <style:text-properties officeooo:rsid="001be9ae" officeooo:paragraph-rsid="001be9ae"/>
    </style:style>
    <style:style style:name="P12" style:family="paragraph" style:parent-style-name="Contents_20_3">
      <style:paragraph-properties>
        <style:tab-stops>
          <style:tab-stop style:position="9.8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bookmark-start text:name="__RefHeading___Toc2791_1640088019"/>Hry s ohněm<text:bookmark-end text:name="__RefHeading___Toc2791_1640088019"/></text:h>
      <text:p text:style-name="Text_20_body">Byl krásný jarní večer. Bludowský seděl a kochal se vý­hledem na město zalité zlatou září zapadajícího slunce. Odkudsi z dálky stoupal dým. Něco tam hořelo.</text:p>
      <text:p text:style-name="P2">„Aby to tak nebylo pro nás…’’ řekl Bludowský.</text:p>
      <text:p text:style-name="P2">A bylo to pro něj. To, co hořelo, byla totiž místostarostči­na garáž a jak volala požární inspekce, náhoda to nebyla.</text:p>
      <text:p text:style-name="P2">Nazítří ráno kráčel Bludowský na radnici. Namířil si to k vrátnici. Seděl tam Kostěj Nesmrtelný, říkalo se mu tak pro­to, že jako jediný vydržel na radnici skoro padesát let. Stří­dali se starostové, politické strany i režimy, jenom Kostěj zůstával. „Potřeboval bych mluvit s paní místostarostkou,’’ řekl Bludowský. „Třetí patro, dveře 32. A copak paní místostarostce chcete?’’ dotíral Kostěj. „To vás nemusí zají­mat’’</text:p>
      <text:p text:style-name="P2">„Dále!’’ ozvalo se a Bludowský vstoupil. Za stolem seděla místostarostka - Ludmila Dobrovská. Byla to zástupkyně opozice - Strany za lepší přechody. „Kriminální policie,’’ představil se Bludowský, „potřeboval bych se k vám podívat na tu garáž - kdy by se vám to hodilo?’’ - „Klidně dnes večer, přijďte třeba v sedm. Já mám bohužel přes den moc práce, to víte, volby se blíží. Chtěl jste ještě něco?’’ - „No jenom se zeptat, co si o tom myslíte.’’ - „Těžko říct. Když začalo hořet, nebyla jsem doma. Hasiče volala moje dcera. A žádná pode­zření nemám.’’</text:p>
      <text:p text:style-name="P2">Večer Bludowský skutečně přišel. Místostarostka bydlela v jednom z těch nových domů na kraji města. Tento dům stál stranou od ostatních novostaveb, hezky v poli s výhle­dem na řeku. U cesty byla zmíněná garáž, samotný dům byl asi o deset metrů dál v pozemku. Bludowský zazvonil.</text:p>
      <text:p text:style-name="P2">„Nejprve bych se s dovolením podíval na místo požáru a pak, kdybyste neměla nic proti, bych si s vámi trochu promluvil.’’ - „Jistě. Jak si přejete.’’ řekla místostarostka a Bludowský strhl pečeť z dveří garáže a vešel. Uvnitř byla <text:soft-page-break/>tma. Bludowský si nejprve posvítil na řádně očouzený a ohořelý strop. Pak na podlahu, tam leželo něco, co bylo kdysi patrně kanystrem benzínu. U stěny u trosek dřevě­ných poliček stála mírně ošlehnutá sekačka. A uprostřed místnosti podivná věc - ohořelé křeslo. „To je vaše?’’ - „Ne.’’</text:p>
      <text:h text:style-name="P9" text:outline-level="2"><text:bookmark-start text:name="__RefHeading___Toc2793_1640088019"/>Test formátování<text:bookmark-end text:name="__RefHeading___Toc2793_1640088019"/></text:h>
      <text:p text:style-name="P3">Odstavec s textem s poznámkou pod čarou<text:note text:id="ftn0" text:note-class="footnote"><text:note-citation>1</text:note-citation><text:note-body><text:p text:style-name="P11">Poznámka pod čarou.</text:p></text:note-body></text:note> a dalších píčovin. Další taková věc je třeba horizontální čára:</text:p>
      <text:p text:style-name="Horizontal_20_Line"/>
      <text:p text:style-name="P6">Ještě zkusíme <text:span text:style-name="Source_20_Text">psací stroj</text:span> a mna zvláštní řádce:</text:p>
      <text:p text:style-name="Preformatted_20_Text">Ó lokomotivo jenž osvobozuješ. Již slyším kovovou píseň kolejí. <text:s/></text:p>
      <text:p text:style-name="Preformatted_20_Text">Ó lokomotivo mocná, tvá světla jak oči šelmy září tmou. <text:s/></text:p>
      <text:p text:style-name="P5">Taky zkusíme citaci:</text:p>
      <text:p text:style-name="Quotations">Jednu věc si ale uvědom: Ďasa si nevymejšlí pánbu. Čert se dycky rodí z lidského hříchu, i když se ho lidi snažej zapudit. Jeden knihou, jinej ohněm, další eště něčím jiným… No a když ho konečně zažehnaj, a že se s tím nějak nějak natrápěj, tak skrze to svý trápení zploděj dalšího čerta – a zase to všecko běží vod začátku pěkně dokola….</text:p>
      <text:p text:style-name="Quotations">— S. Jaroslavcev: Ďábel mezi lidmi</text:p>
      <text:h text:style-name="Heading_20_3" text:outline-level="3"><text:bookmark-start text:name="__RefHeading___Toc2795_1640088019"/>třetí úroveň nadpisu<text:bookmark-end text:name="__RefHeading___Toc2795_1640088019"/></text:h>
      <text:p text:style-name="P4">Teď obsah: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3"><text:a xlink:type="simple" xlink:href="#__RefHeading___Toc2791_1640088019" text:style-name="Index_20_Link" text:visited-style-name="Index_20_Link">Hry s ohněm<text:tab/>1</text:a></text:p>
          <text:p text:style-name="P13"><text:a xlink:type="simple" xlink:href="#__RefHeading___Toc2793_1640088019" text:style-name="Index_20_Link" text:visited-style-name="Index_20_Link">Test formátování<text:tab/>3</text:a></text:p>
          <text:p text:style-name="P12"><text:a xlink:type="simple" xlink:href="#__RefHeading___Toc2795_1640088019" text:style-name="Index_20_Link" text:visited-style-name="Index_20_Link">třetí úroveň nadpisu<text:tab/>3</text:a></text:p>
        </text:index-body>
      </text:table-of-content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0.499cm" style:auto-text-indent="false" style:page-number="auto"/>
      <style:text-properties style:font-name="Libre Baskerville" fo:font-family="'Libre Baskerville'" style:font-style-name="Regular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text-align="end" style:justify-single-word="false" fo:text-indent="0.499cm" style:auto-text-indent="false" style:page-number="auto" fo:background-color="transparent" fo:padding="0cm" fo:border="none"/>
      <style:text-properties fo:text-transform="uppercase" style:font-name="Libre Baskerville1" fo:font-family="'Libre Baskerville'" style:font-style-name="Bold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.21cm" loext:contextual-spacing="false" fo:text-align="end" style:justify-single-word="false" style:page-number="auto" fo:break-before="page"/>
      <style:text-properties fo:text-transform="uppercase" style:font-name="Libre Baskerville1" fo:font-family="'Libre Baskerville'" style:font-style-name="Bold" style:font-pitch="variable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/>
      <style:paragraph-properties fo:margin-top="0.42cm" fo:margin-bottom="0.21cm" loext:contextual-spacing="false" fo:text-align="end" style:justify-single-word="false" style:page-number="auto" fo:background-color="transparent" text:number-lines="true" text:line-number="0">
        <style:tab-stops/>
      </style:paragraph-properties>
      <style:text-properties fo:text-transform="uppercase" style:font-name="Libre Baskerville1" fo:font-family="'Libre Baskerville'" style:font-style-name="Bold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none"/>
      <style:paragraph-properties fo:margin-left="1cm" fo:margin-right="0cm" fo:margin-top="0.25cm" fo:margin-bottom="0.25cm" loext:contextual-spacing="false" fo:text-align="start" style:justify-single-word="false" fo:text-indent="0cm" style:auto-text-indent="false" style:page-number="auto" fo:background-color="transparent" fo:padding="0cm" fo:border="non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loext:contextual-spacing="false" fo:text-indent="0cm" style:auto-text-indent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.499cm" fo:margin-right="0.499cm" fo:margin-top="0cm" fo:margin-bottom="0.499cm" loext:contextual-spacing="false" fo:text-align="justify" style:justify-single-word="false" fo:text-indent="0cm" style:auto-text-indent="false" style:page-number="auto" fo:padding="0cm" fo:border-left="none" fo:border-right="none" fo:border-top="none" fo:border-bottom="0.51pt solid #333333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text-transform="uppercase" style:font-name="Libre Baskerville1" fo:font-family="'Libre Baskerville'" style:font-style-name="Bold" style:font-pitch="variable" fo:font-size="11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3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9.802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cs" fo:country="CZ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9-28T15:12:59.577000000</dc:date>
    <dc:creator>Mikoláš Štrajt</dc:creator>
    <meta:editing-duration>PT56M52S</meta:editing-duration>
    <meta:editing-cycles>6</meta:editing-cycles>
    <meta:document-statistic meta:table-count="0" meta:image-count="0" meta:object-count="0" meta:page-count="4" meta:paragraph-count="24" meta:word-count="480" meta:character-count="2884" meta:non-whitespace-character-count="2421"/>
  </office:meta>
</office:document-meta>
</file>